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Text_20_body">
      <style:text-properties fo:language="de" fo:country="D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de" fo:country="DE"/>
    </style:style>
    <style:style style:name="T3" style:family="text">
      <style:text-properties fo:language="de" fo:country="DE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eber Sportkurs 11 am Montag,</text:p>
      <text:p text:style-name="Text_20_body"><text:span text:style-name="T2">hier die zwei Aufgabe bis zur nächsten Woche:<text:line-break/>1. wie gerade in der Videokonferenz angesprochen, hier ein weiteres zu bearbeitendes Arbeitsblatt im Anhang unten.<text:line-break/>(</text:span><text:span text:style-name="Strong_20_Emphasis"><text:span text:style-name="T2">bis nächste Woche, 11.01.2021, bearbeiten, nichts hochladen!)</text:span></text:span></text:p>
      <text:p text:style-name="Text_20_body"><text:span text:style-name="Strong_20_Emphasis"><text:span text:style-name="T2">2.</text:span></text:span><text:span text:style-name="T2"><text:line-break/></text:span><text:span text:style-name="Strong_20_Emphasis"><text:span text:style-name="T2">a) Erarbeite Dir mit dem folgenden Link allgemein die Phasenstruktur von Bewegungen.</text:span></text:span><text:span text:style-name="T2"><text:line-break/></text:span><text:a xlink:type="simple" xlink:href="http://www.sportunterricht.de/lksport/bewegt1.html" office:target-frame-name="_blank" xlink:show="new" text:style-name="Internet_20_link" text:visited-style-name="Visited_20_Internet_20_Link">http://www.sportunterricht.de/lksport/bewegt1.html</text:a><text:span text:style-name="T2"><text:line-break/>Wir beschäftigen uns im Moment nur mit azyklischen Bewegungen!<text:line-break/></text:span><text:span text:style-name="Strong_20_Emphasis"><text:span text:style-name="T2">b) Beschreibe für eine Wurftechnik beim Handball </text:span></text:span><text:span text:style-name="Strong_20_Emphasis"><text:span text:style-name="T3">und</text:span></text:span><text:span text:style-name="Strong_20_Emphasis"><text:span text:style-name="T2"> für eine Schusstechnik beim Fußball in Stichpunkten wesentliche Bewegungsmerkmale der drei Phasen einer azyklischen Bewegung (Vorbereitung, Hauptphase, Endphase)</text:span></text:span><text:span text:style-name="T2"><text:line-break/></text:span><text:span text:style-name="Strong_20_Emphasis"><text:span text:style-name="T2">Es muss nichts hochgeladen werden,</text:span></text:span><text:span text:style-name="T2"> wir besprechen Eure Ergebnisse in der nächsten Woche in der Schule oder in einer Videokonferenz!</text:span></text:p>
      <text:p text:style-name="P2">Grüße<text:line-break/>Lipk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1-01-05T08:29:29.269000000</dc:date>
    <meta:editing-duration>PT3M59S</meta:editing-duration>
    <meta:editing-cycles>2</meta:editing-cycles>
    <meta:document-statistic meta:table-count="0" meta:image-count="0" meta:object-count="0" meta:page-count="1" meta:paragraph-count="4" meta:word-count="107" meta:character-count="812" meta:non-whitespace-character-count="709"/>
  </office:meta>
</office:document-meta>
</file>